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P1" style:family="paragraph">
      <style:paragraph-properties fo:text-align="center"/>
    </style:style>
    <style:style style:name="T1" style:family="text">
      <style:text-properties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953cm" svg:height="2.921cm" svg:x="3.286cm" svg:y="1.508cm">
          <text:p text:style-name="P1">Receive</text:p>
          <text:p text:style-name="P1">(K<text:span text:style-name="T1">cp</text:span>, C, I)</text:p>
          <text:p text:style-name="P1">from 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842cm" svg:height="4.191cm" svg:x="2.778cm" svg:y="15.478cm">
          <text:p text:style-name="P1">Session Key</text:p>
          <text:p text:style-name="P1">in Storag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5.969cm" svg:height="2.921cm" svg:x="2.778cm" svg:y="11.287cm">
          <text:p text:style-name="P1">Send (K<text:span text:style-name="T1">sp</text:span>, C, I)</text:p>
          <text:p text:style-name="P1">to Clien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969cm" svg:height="2.794cm" svg:x="2.905cm" svg:y="20.939cm">
          <text:p text:style-name="P1">Compute &amp; Install</text:p>
          <text:p text:style-name="P1">Session Key</text:p>
          <text:p text:style-name="P1">(D-H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45cm" svg:height="1.905cm" svg:x="11.795cm" svg:y="16.621cm">
          <text:p text:style-name="P1">DO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5.699cm" svg:y1="4.429cm" svg:x2="5.699cm" svg:y2="5.826cm">
          <text:p/>
        </draw:line>
        <draw:line draw:style-name="gr2" draw:text-style-name="P1" draw:layer="layout" svg:x1="5.699cm" svg:y1="14.208cm" svg:x2="5.699cm" svg:y2="15.605cm">
          <text:p/>
        </draw:line>
        <draw:line draw:style-name="gr2" draw:text-style-name="P1" draw:layer="layout" svg:x1="5.699cm" svg:y1="19.669cm" svg:x2="5.699cm" svg:y2="20.939cm">
          <text:p/>
        </draw:line>
        <draw:line draw:style-name="gr2" draw:text-style-name="P1" draw:layer="layout" svg:x1="8.62cm" svg:y1="17.637cm" svg:x2="11.795cm" svg:y2="17.637cm">
          <text:p/>
        </draw:line>
        <draw:frame draw:style-name="gr3" draw:layer="layout" svg:width="1.535cm" svg:height="0.962cm" svg:x="8.366cm" svg:y="16.802cm">
          <draw:text-box>
            <text:p>Yes</text:p>
          </draw:text-box>
        </draw:frame>
        <draw:frame draw:style-name="gr3" draw:layer="layout" svg:width="1.311cm" svg:height="0.962cm" svg:x="5.576cm" svg:y="19.515cm">
          <draw:text-box>
            <text:p>No</text:p>
          </draw:text-box>
        </draw:frame>
        <draw:custom-shape draw:style-name="gr1" draw:text-style-name="P1" draw:layer="layout" svg:width="5.842cm" svg:height="4.191cm" svg:x="2.778cm" svg:y="5.786cm">
          <text:p text:style-name="P1">K<text:span text:style-name="T1">cp</text:span> Authorized</text:p>
          <text:p text:style-name="P1">for (C, I)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4.445cm" svg:height="1.905cm" svg:x="11.795cm" svg:y="6.842cm">
          <text:p text:style-name="P1">DO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8.62cm" svg:y1="7.858cm" svg:x2="11.795cm" svg:y2="7.858cm">
          <text:p/>
        </draw:line>
        <draw:frame draw:style-name="gr3" draw:layer="layout" svg:width="1.311cm" svg:height="0.962cm" svg:x="8.482cm" svg:y="7.096cm">
          <draw:text-box>
            <text:p>No</text:p>
          </draw:text-box>
        </draw:frame>
        <draw:line draw:style-name="gr4" draw:text-style-name="P1" draw:layer="layout" svg:x1="5.699cm" svg:y1="10.017cm" svg:x2="5.699cm" svg:y2="11.287cm">
          <text:p/>
        </draw:line>
        <draw:frame draw:style-name="gr5" draw:layer="layout" svg:width="1.535cm" svg:height="0.962cm" svg:x="5.572cm" svg:y="9.89cm">
          <draw:text-box>
            <text:p>Y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.05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eter Chapin</meta:initial-creator>
    <meta:creation-date>2011-09-15T19:15:33.52</meta:creation-date>
    <dc:date>2013-10-22T08:29:50</dc:date>
    <dc:creator>Peter Chapin</dc:creator>
    <meta:editing-duration>PT14M38S</meta:editing-duration>
    <meta:editing-cycles>3</meta:editing-cycles>
    <meta:generator>LibreOffice/3.5$Linux_X86_64 LibreOffice_project/350m1$Build-2</meta:generator>
    <meta:document-statistic meta:object-count="17"/>
  </office:meta>
</office:document-meta>
</file>